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911cm" style:rel-column-width="4485*"/>
    </style:style>
    <style:style style:name="Таблица1.B" style:family="table-column">
      <style:table-column-properties style:column-width="0.589cm" style:rel-column-width="334*"/>
    </style:style>
    <style:style style:name="Таблица1.C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rsid="001b7ad6" officeooo:paragraph-rsid="001b7ad6" style:font-size-asian="10pt" style:font-size-complex="10pt"/>
    </style:style>
    <style:style style:name="P3" style:family="paragraph" style:parent-style-name="Table_20_Contents">
      <style:text-properties style:font-name="Liberation Mono" fo:font-size="8pt" style:font-size-asian="8pt" style:font-size-complex="8pt"/>
    </style:style>
    <style:style style:name="P4" style:family="paragraph" style:parent-style-name="Table_20_Contents">
      <style:text-properties style:font-name="Liberation Mono" fo:font-size="8pt" officeooo:rsid="001b7ad6" officeooo:paragraph-rsid="001b7ad6" style:font-size-asian="8pt" style:font-size-complex="8pt"/>
    </style:style>
    <style:style style:name="P5" style:family="paragraph" style:parent-style-name="Table_20_Contents">
      <style:text-properties style:font-name="Liberation Mono" fo:font-size="8pt" officeooo:rsid="001ccc4c" officeooo:paragraph-rsid="001ccc4c" style:font-size-asian="8pt" style:font-size-complex="8pt"/>
    </style:style>
    <style:style style:name="P6" style:family="paragraph" style:parent-style-name="Table_20_Contents">
      <style:text-properties style:font-name="Liberation Mono" fo:font-size="8pt" officeooo:rsid="001ccc4c" officeooo:paragraph-rsid="002346ea" style:font-size-asian="8pt" style:font-size-complex="8pt"/>
    </style:style>
    <style:style style:name="P7" style:family="paragraph" style:parent-style-name="Table_20_Contents">
      <style:text-properties style:font-name="Liberation Mono" fo:font-size="8pt" officeooo:rsid="001ccc4c" officeooo:paragraph-rsid="00270da9" style:font-size-asian="8pt" style:font-size-complex="8pt"/>
    </style:style>
    <style:style style:name="P8" style:family="paragraph" style:parent-style-name="Table_20_Contents">
      <style:text-properties style:font-name="Liberation Mono" fo:font-size="8pt" officeooo:rsid="001e9c14" officeooo:paragraph-rsid="001e9c14" style:font-size-asian="8pt" style:font-size-complex="8pt"/>
    </style:style>
    <style:style style:name="P9" style:family="paragraph" style:parent-style-name="Table_20_Contents">
      <style:text-properties style:font-name="Liberation Mono" fo:font-size="8pt" officeooo:rsid="001e9c14" officeooo:paragraph-rsid="00228894" style:font-size-asian="8pt" style:font-size-complex="8pt"/>
    </style:style>
    <style:style style:name="P10" style:family="paragraph" style:parent-style-name="Table_20_Contents">
      <style:text-properties style:font-name="Liberation Mono" fo:font-size="8pt" officeooo:rsid="001e9c14" officeooo:paragraph-rsid="002346ea" style:font-size-asian="8pt" style:font-size-complex="8pt"/>
    </style:style>
    <style:style style:name="P11" style:family="paragraph" style:parent-style-name="Table_20_Contents">
      <style:text-properties style:font-name="Liberation Mono" fo:font-size="8pt" officeooo:rsid="001e9c14" officeooo:paragraph-rsid="00270da9" style:font-size-asian="8pt" style:font-size-complex="8pt"/>
    </style:style>
    <style:style style:name="P12" style:family="paragraph" style:parent-style-name="Table_20_Contents">
      <style:text-properties style:font-name="Liberation Mono" fo:font-size="8pt" officeooo:rsid="0021ab9f" officeooo:paragraph-rsid="0021ab9f" style:font-size-asian="8pt" style:font-size-complex="8pt"/>
    </style:style>
    <style:style style:name="P13" style:family="paragraph" style:parent-style-name="Table_20_Contents">
      <style:text-properties style:font-name="Liberation Mono" fo:font-size="8pt" officeooo:rsid="0021ab9f" officeooo:paragraph-rsid="00228894" style:font-size-asian="8pt" style:font-size-complex="8pt"/>
    </style:style>
    <style:style style:name="P14" style:family="paragraph" style:parent-style-name="Table_20_Contents">
      <style:text-properties style:font-name="Liberation Mono" fo:font-size="8pt" officeooo:rsid="0021ab9f" officeooo:paragraph-rsid="002346ea" style:font-size-asian="8pt" style:font-size-complex="8pt"/>
    </style:style>
    <style:style style:name="P15" style:family="paragraph" style:parent-style-name="Table_20_Contents">
      <style:text-properties style:font-name="Liberation Mono" fo:font-size="8pt" officeooo:rsid="00228894" officeooo:paragraph-rsid="00228894" style:font-size-asian="8pt" style:font-size-complex="8pt"/>
    </style:style>
    <style:style style:name="P16" style:family="paragraph" style:parent-style-name="Table_20_Contents">
      <style:text-properties style:font-name="Liberation Mono" fo:font-size="8pt" officeooo:paragraph-rsid="00228894" style:font-size-asian="8pt" style:font-size-complex="8pt"/>
    </style:style>
    <style:style style:name="P17" style:family="paragraph" style:parent-style-name="Table_20_Contents">
      <style:text-properties style:font-name="Liberation Mono" fo:font-size="8pt" officeooo:paragraph-rsid="002346ea" style:font-size-asian="8pt" style:font-size-complex="8pt"/>
    </style:style>
    <style:style style:name="P18" style:family="paragraph" style:parent-style-name="Table_20_Contents">
      <style:text-properties style:font-name="Liberation Mono" fo:font-size="8pt" officeooo:rsid="002346ea" officeooo:paragraph-rsid="002346ea" style:font-size-asian="8pt" style:font-size-complex="8pt"/>
    </style:style>
    <style:style style:name="P19" style:family="paragraph" style:parent-style-name="Table_20_Contents">
      <style:text-properties style:font-name="Liberation Mono" fo:font-size="8pt" officeooo:rsid="0023f78d" officeooo:paragraph-rsid="0023f78d" style:font-size-asian="8pt" style:font-size-complex="8pt"/>
    </style:style>
    <style:style style:name="P20" style:family="paragraph" style:parent-style-name="Table_20_Contents">
      <style:text-properties style:font-name="Liberation Mono" fo:font-size="8pt" officeooo:rsid="0023f78d" officeooo:paragraph-rsid="0028418d" style:font-size-asian="8pt" style:font-size-complex="8pt"/>
    </style:style>
    <style:style style:name="P21" style:family="paragraph" style:parent-style-name="Table_20_Contents">
      <style:text-properties style:font-name="Liberation Mono" fo:font-size="8pt" officeooo:rsid="0024efd2" officeooo:paragraph-rsid="0024efd2" style:font-size-asian="8pt" style:font-size-complex="8pt"/>
    </style:style>
    <style:style style:name="P22" style:family="paragraph" style:parent-style-name="Table_20_Contents">
      <style:text-properties style:font-name="Liberation Mono" fo:font-size="8pt" officeooo:rsid="0025e9df" officeooo:paragraph-rsid="0025e9df" style:font-size-asian="8pt" style:font-size-complex="8pt"/>
    </style:style>
    <style:style style:name="P23" style:family="paragraph" style:parent-style-name="Table_20_Contents">
      <style:text-properties style:font-name="Liberation Mono" fo:font-size="8pt" officeooo:rsid="00287e4c" officeooo:paragraph-rsid="00287e4c" style:font-size-asian="8pt" style:font-size-complex="8pt"/>
    </style:style>
    <style:style style:name="P24" style:family="paragraph" style:parent-style-name="Table_20_Contents">
      <style:text-properties officeooo:paragraph-rsid="001b7ad6"/>
    </style:style>
    <style:style style:name="P25" style:family="paragraph" style:parent-style-name="Table_20_Contents">
      <style:text-properties officeooo:paragraph-rsid="0021ab9f"/>
    </style:style>
    <style:style style:name="P26" style:family="paragraph" style:parent-style-name="Table_20_Contents">
      <style:text-properties style:font-name="FreeMono" fo:font-size="8pt" officeooo:rsid="0021ab9f" officeooo:paragraph-rsid="0021ab9f" style:font-size-asian="8pt" style:font-size-complex="8pt"/>
    </style:style>
    <style:style style:name="P27" style:family="paragraph" style:parent-style-name="Table_20_Contents">
      <style:text-properties style:font-name="FreeMono" fo:font-size="8pt" officeooo:rsid="0021ab9f" officeooo:paragraph-rsid="002346ea" style:font-size-asian="8pt" style:font-size-complex="8pt"/>
    </style:style>
    <style:style style:name="P28" style:family="paragraph" style:parent-style-name="Table_20_Contents">
      <style:text-properties style:font-name="FreeMono" fo:font-size="8pt" officeooo:rsid="001e9c14" officeooo:paragraph-rsid="0021ab9f" style:font-size-asian="8pt" style:font-size-complex="8pt"/>
    </style:style>
    <style:style style:name="P29" style:family="paragraph" style:parent-style-name="Table_20_Contents">
      <style:text-properties officeooo:paragraph-rsid="0023f78d"/>
    </style:style>
    <style:style style:name="P30" style:family="paragraph" style:parent-style-name="Table_20_Contents">
      <style:text-properties officeooo:paragraph-rsid="002346ea"/>
    </style:style>
    <style:style style:name="P31" style:family="paragraph" style:parent-style-name="Table_20_Contents">
      <style:text-properties officeooo:paragraph-rsid="002a7db6"/>
    </style:style>
    <style:style style:name="T1" style:family="text">
      <style:text-properties style:font-name="Liberation Mono" fo:font-size="8pt" officeooo:rsid="00270da9" style:font-size-asian="8pt" style:font-size-complex="8pt"/>
    </style:style>
    <style:style style:name="T2" style:family="text">
      <style:text-properties style:font-name="Liberation Mono" fo:font-size="8pt" officeooo:rsid="002346ea" style:font-size-asian="8pt" style:font-size-complex="8pt"/>
    </style:style>
    <style:style style:name="T3" style:family="text">
      <style:text-properties style:font-name="Liberation Mono" fo:font-size="8pt" officeooo:rsid="0028418d" style:font-size-asian="8pt" style:font-size-complex="8pt"/>
    </style:style>
    <style:style style:name="T4" style:family="text">
      <style:text-properties officeooo:rsid="0021ab9f"/>
    </style:style>
    <style:style style:name="T5" style:family="text">
      <style:text-properties officeooo:rsid="00228894"/>
    </style:style>
    <style:style style:name="T6" style:family="text">
      <style:text-properties officeooo:rsid="002346ea"/>
    </style:style>
    <style:style style:name="T7" style:family="text">
      <style:text-properties officeooo:rsid="0023f78d"/>
    </style:style>
    <style:style style:name="T8" style:family="text">
      <style:text-properties officeooo:rsid="0024efd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0da9"/>
    </style:style>
    <style:style style:name="T11" style:family="text">
      <style:text-properties officeooo:rsid="0028418d"/>
    </style:style>
    <style:style style:name="T12" style:family="text">
      <style:text-properties style:font-name="FreeMono" fo:font-size="8pt" officeooo:rsid="0028418d" style:font-size-asian="8pt" style:font-size-complex="8pt"/>
    </style:style>
    <style:style style:name="T13" style:family="text">
      <style:text-properties fo:font-size="7pt" officeooo:rsid="00228894" style:font-size-asian="7pt" style:font-size-complex="7pt"/>
    </style:style>
    <style:style style:name="T14" style:family="text">
      <style:text-properties fo:font-size="7pt" officeooo:rsid="0028418d" style:font-size-asian="7pt" style:font-size-complex="7pt"/>
    </style:style>
    <style:style style:name="T15" style:family="text">
      <style:text-properties officeooo:rsid="002a7d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иблиотека PySpark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71763244608">
          <table:table-cell table:style-name="Таблица1.A1" table:number-columns-spanned="3" office:value-type="string">
            <text:p text:style-name="P4"><text:span text:style-name="lib_5f_mono_5f_8">Apache Spark - фреймворк для распределенных вычислений</text:span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4"><text:span text:style-name="lib_5f_mono_5f_8">RDD - (Resilient Distributed Dataset) отказоустойчивый распределенный набор данных/</text:span></text:p>
            <text:p text:style-name="P4"><text:span text:style-name="lib_5f_mono_5f_8">Тип структуры данных, который можно распределить между несколькими узлами в кластере.</text:span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4">RDD - это неизменяемая распределённая совокупность элементов ваших данных, которые могут храниться в памяти или на диске в кластере машин.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23">Узел - отдельный компьютер с ресурсами вычисления и хранения данных</text:p>
            <text:p text:style-name="P23">Кластер - набор связанных узлов</text:p>
            <text:p text:style-name="P23">Мастер-узел - узел, который распределяет файлы между компьютерами в кластере</text:p>
            <text:p text:style-name="P23">Узлы данных - узлы, в которых содержатся и обрабатываются данняе.</text:p>
            <text:p text:style-name="P23">Чтобы избежать потери данных, каждый файл дублируется в нескольких узлах данных.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94471763244608">
          <table:table-cell table:style-name="Таблица1.A6" office:value-type="string">
            <text:p text:style-name="P4"><text:span text:style-name="kode_5f_free_5f_mono8">from pyspark import SparkContext</text:span></text:p>
          </table:table-cell>
          <table:table-cell table:style-name="Таблица1.A2" table:number-columns-spanned="2" office:value-type="string">
            <text:p text:style-name="P4"><text:span text:style-name="lib_5f_mono_5f_8">- отвечает за операции с кластером в Spark</text:span></text:p>
          </table:table-cell>
          <table:covered-table-cell/>
        </table:table-row>
        <table:table-row table:style-name="TableLine94471763244608">
          <table:table-cell table:style-name="Таблица1.A6" office:value-type="string">
            <text:p text:style-name="P24"><text:span text:style-name="kode_5f_free_5f_mono8">sc - SparkContext(appName='appName')</text:span></text:p>
          </table:table-cell>
          <table:table-cell table:style-name="Таблица1.A2" table:number-columns-spanned="2" office:value-type="string">
            <text:p text:style-name="P4"><text:span text:style-name="lib_5f_mono_5f_8">инициализируем объект SparkContext и передадим ему настройки (URL-адрес мастер-узла, название приложения).</text:span></text:p>
          </table:table-cell>
          <table:covered-table-cell/>
        </table:table-row>
        <table:table-row table:style-name="TableLine94471763244608">
          <table:table-cell table:style-name="Таблица1.A6" office:value-type="string">
            <text:p text:style-name="P24"><text:span text:style-name="kode_5f_free_5f_mono8">taxi_entry = sc.parallelize(['2009-01-01', 15.1, 24.1])</text:span></text:p>
          </table:table-cell>
          <table:table-cell table:style-name="Таблица1.A2" table:number-columns-spanned="2" office:value-type="string">
            <text:p text:style-name="P4"><text:span text:style-name="lib_5f_mono_5f_8">переводим список в RDD.</text:span></text:p>
            <text:p text:style-name="P5"><text:span text:style-name="lib_5f_mono_5f_8">Получаем параллельную коллекцию RDD, то есть объекты, которые будут обрабатываться параллельно.</text:span></text:p>
          </table:table-cell>
          <table:covered-table-cell/>
        </table:table-row>
        <table:table-row table:style-name="TableLine94471763244608">
          <table:table-cell table:style-name="Таблица1.A6" office:value-type="string">
            <text:p text:style-name="P5"><text:span text:style-name="kode_5f_free_5f_mono8">print(taxi_entry.take(3))</text:span></text:p>
          </table:table-cell>
          <table:table-cell table:style-name="Таблица1.A2" table:number-columns-spanned="2" office:value-type="string">
            <text:p text:style-name="P7"><text:span text:style-name="lib_5f_mono_5f_8"><text:span text:style-name="T10">Извлечение содержимого RDD</text:span></text:span></text:p>
            <text:p text:style-name="P5"><text:span text:style-name="lib_5f_mono_5f_8"><text:span text:style-name="T10">&gt;&gt;&gt; </text:span></text:span><text:span text:style-name="lib_5f_mono_5f_8">ParallelCollectionRDD[0] at parallelize at PythonRDD.scala:195</text:span></text:p>
          </table:table-cell>
          <table:covered-table-cell/>
        </table:table-row>
        <table:table-row table:style-name="TableLine94471763244608">
          <table:table-cell table:style-name="Таблица1.A6" office:value-type="string">
            <text:p text:style-name="P5"><text:span text:style-name="lib_5f_mono_5f_8"/></text:p>
          </table:table-cell>
          <table:table-cell table:style-name="Таблица1.A2" table:number-columns-spanned="2" office:value-type="string">
            <text:p text:style-name="P5"><text:span text:style-name="lib_5f_mono_5f_8"/></text:p>
          </table:table-cell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5"><text:span text:style-name="lib_5f_mono_5f_8"><text:span text:style-name="T9">DataFrame в PySpark:</text:span></text:span></text:p>
            <text:p text:style-name="P31"><text:span text:style-name="lib_5f_mono_5f_8"><text:span text:style-name="T15">- </text:span></text:span><text:span text:style-name="lib_5f_mono_5f_8">- это неизменяемая распределенная коллекция данных.</text:span></text:p>
            <text:p text:style-name="P31"><text:span text:style-name="lib_5f_mono_5f_8"><text:span text:style-name="T15">-</text:span></text:span><text:span text:style-name="lib_5f_mono_5f_8">В отличии от RDD, данные организованы в именованные столбцы, как таблица в реляционной базе данных.</text:span></text:p>
            <text:p text:style-name="P31"><text:span text:style-name="lib_5f_mono_5f_8"><text:span text:style-name="T15">-</text:span></text:span><text:span text:style-name="lib_5f_mono_5f_8">Он предоставляет возможность манипулировать данными с помощью API различных языков</text:span></text:p>
            <text:p text:style-name="P5"><text:span text:style-name="lib_5f_mono_5f_8">- неизменяемые (добавление или переименование столбца приводит к к созданию нового объекта)</text:span></text:p>
            <text:p text:style-name="P5"><text:span text:style-name="lib_5f_mono_5f_8">- принцип "ленивых вычислений" (lazy evaluations) - вычисления откладываются до тех пор, пока пользователь на запросит результат</text:span></text:p>
            <text:p text:style-name="P6"><text:span text:style-name="lib_5f_mono_5f_8"><text:span text:style-name="T6">- данные в DataFrame PySpark неупорядоченные</text:span></text:span></text:p>
            <text:p text:style-name="P7"><text:span text:style-name="lib_5f_mono_5f_8"><text:span text:style-name="T10">- </text:span></text:span><text:span text:style-name="lib_5f_mono_5f_8">PySpark содержит имена столбцов и их значения в каждой строке таблицы</text:span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8"><text:span text:style-name="lib_5f_mono_5f_8">Интерфейс передачи данных DataFrame API находится в модуле Spark SQL в библиотеке PySpark</text:span></text:p>
            <text:p text:style-name="P8"><text:span text:style-name="lib_5f_mono_5f_8">(SQL-запрос можно написать в командной строке этого модуля, без импорта библиотеки).</text:span></text:p>
          </table:table-cell>
          <table:covered-table-cell/>
          <table:covered-table-cell/>
        </table:table-row>
        <table:table-row table:style-name="TableLine94471763244608">
          <table:table-cell table:style-name="Таблица1.A6" table:number-columns-spanned="2" office:value-type="string">
            <text:p text:style-name="P8"><text:span text:style-name="kode_5f_free_5f_mono8">from pyspark.sql import SparkSession</text:span></text:p>
          </table:table-cell>
          <table:covered-table-cell/>
          <table:table-cell table:style-name="Таблица1.A2" office:value-type="string">
            <text:p text:style-name="P3"><text:span text:style-name="lib_5f_mono_5f_8"/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8"><text:span text:style-name="kode_5f_free_5f_mono8">APP_NAME = 'sampleAPP'</text:span></text:p>
          </table:table-cell>
          <table:covered-table-cell/>
          <table:table-cell table:style-name="Таблица1.A2" office:value-type="string">
            <text:p text:style-name="P3"><text:span text:style-name="lib_5f_mono_5f_8"/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1"><text:span text:style-name="kode_5f_free_5f_mono8">spark = SparkSession.builder.appName(APP_NAME)</text:span><text:span text:style-name="kode_5f_free_5f_mono8"><text:span text:style-name="T10">\</text:span></text:span></text:p>
            <text:p text:style-name="P11"><text:span text:style-name="kode_5f_free_5f_mono8"><text:span text:style-name="T10"><text:s text:c="4"/>.</text:span></text:span><text:span text:style-name="kode_5f_free_5f_mono8">getOrCreate()</text:span></text:p>
          </table:table-cell>
          <table:covered-table-cell/>
          <table:table-cell table:style-name="Таблица1.A2" office:value-type="string">
            <text:p text:style-name="P8"><text:span text:style-name="lib_5f_mono_5f_8">создаем объект SparkSession вызовом функции getOrCreate()</text:span></text:p>
            <text:p text:style-name="P8"><text:span text:style-name="lib_5f_mono_5f_8">builder - конструктор сессии.</text:span></text:p>
            <text:p text:style-name="P8"><text:span text:style-name="lib_5f_mono_5f_8">Если повторно вызвать getOrCreate(), функция вернёт все тот же объект SparkSession и не создаст новый</text:span></text:p>
          </table:table-cell>
        </table:table-row>
        <table:table-row table:style-name="TableLine94471763244608">
          <table:table-cell table:style-name="Таблица1.A2" table:number-columns-spanned="3" office:value-type="string">
            <text:p text:style-name="P12"><text:span text:style-name="lib_5f_mono_5f_8"><text:span text:style-name="T9">Создание Датафреймов</text:span></text:span></text:p>
          </table:table-cell>
          <table:covered-table-cell/>
          <table:covered-table-cell/>
        </table:table-row>
        <table:table-row table:style-name="TableLine94471763244608">
          <table:table-cell table:style-name="Таблица1.A6" table:number-columns-spanned="2" office:value-type="string">
            <text:p text:style-name="P26"><text:span text:style-name="kode_5f_free_5f_mono8">import numpy as np</text:span></text:p>
            <text:p text:style-name="P26"><text:span text:style-name="kode_5f_free_5f_mono8">import pandas as pd</text:span></text:p>
            <text:p text:style-name="P28"><text:span text:style-name="kode_5f_free_5f_mono8">from pyspark.sql import SparkSession</text:span></text:p>
          </table:table-cell>
          <table:covered-table-cell/>
          <table:table-cell table:style-name="Таблица1.A2" office:value-type="string">
            <text:p text:style-name="P3"><text:span text:style-name="lib_5f_mono_5f_8"/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6"><text:span text:style-name="kode_5f_free_5f_mono8">APP_NAME = 'DataFrames'</text:span></text:p>
            <text:p text:style-name="P26"><text:span text:style-name="kode_5f_free_5f_mono8">SPARK_URL = "local[*]"</text:span></text:p>
          </table:table-cell>
          <table:covered-table-cell/>
          <table:table-cell table:style-name="Таблица1.A2" office:value-type="string">
            <text:p text:style-name="P13"><text:span text:style-name="lib_5f_mono_5f_8"/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7"><text:span text:style-name="kode_5f_free_5f_mono8">spark = SparkSession.builder.appName(APP_NAME)</text:span><text:span text:style-name="kode_5f_free_5f_mono8"><text:span text:style-name="T5">\</text:span></text:span></text:p>
            <text:p text:style-name="P27"><text:span text:style-name="kode_5f_free_5f_mono8"><text:span text:style-name="T5"><text:s text:c="4"/>.config('spark.ui.showConsoleProgress', 'false')</text:span></text:span><text:span text:style-name="kode_5f_free_5f_mono8">.getOrCreate()</text:span></text:p>
          </table:table-cell>
          <table:covered-table-cell/>
          <table:table-cell table:style-name="Таблица1.A2" office:value-type="string">
            <text:p text:style-name="P14"><text:span text:style-name="lib_5f_mono_5f_8">создаем объект SparkSession</text:span></text:p>
            <text:p text:style-name="P30"><text:span text:style-name="lib_5f_mono_5f_8">showConsoleProgress = false - настройка избавляет от отображения </text:span><text:span text:style-name="lib_5f_mono_5f_8"><text:span text:style-name="T10">к</text:span></text:span><text:span text:style-name="lib_5f_mono_5f_8"><text:span text:style-name="T1">онтекста при выполнении операций</text:span></text:span><text:span text:style-name="lib_5f_mono_5f_8"> 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6"><text:span text:style-name="kode_5f_free_5f_mono8">df = pd.read_csv('my_file.csv')</text:span></text:p>
            <text:p text:style-name="P25"><text:span text:style-name="kode_5f_free_5f_mono8"><text:span text:style-name="T11">s</text:span></text:span><text:span text:style-name="kode_5f_free_5f_mono8"><text:span text:style-name="T12">park_df</text:span></text:span><text:span text:style-name="kode_5f_free_5f_mono8"><text:span text:style-name="T4"> = spark.createDataFrame(df)</text:span></text:span></text:p>
            <text:p text:style-name="P25"><text:span text:style-name="kode_5f_free_5f_mono8"><text:span text:style-name="T4">print(</text:span></text:span><text:span text:style-name="kode_5f_free_5f_mono8"><text:span text:style-name="T12">spark_df</text:span></text:span><text:span text:style-name="kode_5f_free_5f_mono8"><text:span text:style-name="T4">)</text:span></text:span></text:p>
          </table:table-cell>
          <table:covered-table-cell/>
          <table:table-cell table:style-name="Таблица1.A2" office:value-type="string">
            <text:p text:style-name="P14"><text:span text:style-name="lib_5f_mono_5f_8"><text:span text:style-name="T6">Создаем DataFrame PySpark из DataFrame Pandas.</text:span></text:span></text:p>
            <text:p text:style-name="P12"><text:span text:style-name="lib_5f_mono_5f_8">&gt;&gt;&gt; </text:span></text:p>
            <text:p text:style-name="P12"><text:span text:style-name="lib_5f_mono_5f_8">DataFrame[date: string, hour: bigint, minute: bigint, pickups: double]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6"><text:span text:style-name="kode_5f_free_5f_mono8">collected_taxi = taxi.take(5)</text:span></text:p>
          </table:table-cell>
          <table:covered-table-cell/>
          <table:table-cell table:style-name="Таблица1.A2" office:value-type="string">
            <text:p text:style-name="P15"><text:span text:style-name="lib_5f_mono_5f_8">Извлечение данных</text:span></text:p>
            <text:p text:style-name="P15"><text:span text:style-name="lib_5f_mono_5f_8">DataFrame стал списком из 5 строк.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9"><text:span text:style-name="kode_5f_free_5f_mono8"><text:span text:style-name="T5">taxi = spark.read.load('filename.csv', format='csv', header='true', inferSchema='true')</text:span></text:span></text:p>
          </table:table-cell>
          <table:covered-table-cell/>
          <table:table-cell table:style-name="Таблица1.A2" office:value-type="string">
            <text:p text:style-name="P16"><text:span text:style-name="lib_5f_mono_5f_8"><text:span text:style-name="T5">Загружаем датафрейм PySpark</text:span></text:span><text:span text:style-name="lib_5f_mono_5f_8"><text:span text:style-name="T6"> сразу </text:span></text:span><text:span text:style-name="lib_5f_mono_5f_8"><text:span text:style-name="T5">из csv.</text:span></text:span></text:p>
            <text:p text:style-name="P9"><text:span text:style-name="lib_5f_mono_5f_8"><text:span text:style-name="T13">header='true' - в файле есть заголовок</text:span></text:span><text:span text:style-name="lib_5f_mono_5f_8"><text:span text:style-name="T14"> (имена столбцов)</text:span></text:span></text:p>
            <text:p text:style-name="P9"><text:span text:style-name="lib_5f_mono_5f_8"><text:span text:style-name="T13">inferSchema='true' - типы данных должны быть выведены</text:span>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0"><text:span text:style-name="kode_5f_free_5f_mono8"><text:span text:style-name="T6">print(taxi.show(5))</text:span></text:span></text:p>
          </table:table-cell>
          <table:covered-table-cell/>
          <table:table-cell table:style-name="Таблица1.A2" office:value-type="string">
            <text:p text:style-name="P17"><text:span text:style-name="lib_5f_mono_5f_8"><text:span text:style-name="T6">напечатает на экране 5 каких-то строк таблицы</text:span>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0"><text:span text:style-name="kode_5f_free_5f_mono8"><text:span text:style-name="T6">print(taxi.count())</text:span></text:span></text:p>
          </table:table-cell>
          <table:covered-table-cell/>
          <table:table-cell table:style-name="Таблица1.A2" office:value-type="string">
            <text:p text:style-name="P17"><text:span text:style-name="lib_5f_mono_5f_8"><text:span text:style-name="T6">подсчитает количество строк в DF</text:span>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8"><text:span text:style-name="kode_5f_free_5f_mono8">print(taxi[['date', 'hour', 'minute']].show(5))</text:span></text:p>
          </table:table-cell>
          <table:covered-table-cell/>
          <table:table-cell table:style-name="Таблица1.A2" office:value-type="string">
            <text:p text:style-name="P18">напечатает 5 строк с указанными столбцами</text:p>
          </table:table-cell>
        </table:table-row>
        <text:soft-page-break/>
        <table:table-row table:style-name="TableLine94471763244608">
          <table:table-cell table:style-name="Таблица1.A6" table:number-columns-spanned="2" office:value-type="string">
            <text:p text:style-name="P18"><text:span text:style-name="kode_5f_free_5f_mono8">print(taxi.describe().show())</text:span></text:p>
          </table:table-cell>
          <table:covered-table-cell/>
          <table:table-cell table:style-name="Таблица1.A2" office:value-type="string">
            <text:p text:style-name="P18">выведет статистическую информацию о нашем DF.</text:p>
            <text:p text:style-name="P18">По этой информации можно оценить наличие пропусков.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9"><text:span text:style-name="kode_5f_free_5f_mono8">print(taxi.summary().show())</text:span></text:p>
          </table:table-cell>
          <table:covered-table-cell/>
          <table:table-cell table:style-name="Таблица1.A2" office:value-type="string">
            <text:p text:style-name="P19">более подробная стат.информация о данных (с квартилями)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8"><text:span text:style-name="kode_5f_free_5f_mono8">taxi = taxi.dropna()</text:span></text:p>
          </table:table-cell>
          <table:covered-table-cell/>
          <table:table-cell table:style-name="Таблица1.A2" office:value-type="string">
            <text:p text:style-name="P18">удаление пропусков.</text:p>
            <text:p text:style-name="P18">(для временного ряда это плохо)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30"><text:span text:style-name="kode_5f_free_5f_mono8"><text:span text:style-name="T6">taxi = taxi.fillna(</text:span></text:span><text:span text:style-name="kode_5f_free_5f_mono8"><text:span text:style-name="T11">v</text:span></text:span><text:span text:style-name="kode_5f_free_5f_mono8"><text:span text:style-name="T12">alue</text:span></text:span><text:span text:style-name="kode_5f_free_5f_mono8"><text:span text:style-name="T6">)</text:span></text:span></text:p>
          </table:table-cell>
          <table:covered-table-cell/>
          <table:table-cell table:style-name="Таблица1.A2" office:value-type="string">
            <text:p text:style-name="P30"><text:span text:style-name="T2">Замена пропусков </text:span><text:span text:style-name="T3">значением value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9"><text:span text:style-name="lib_5f_mono_5f_8"><text:span text:style-name="T9">Написание SQL-запроса в PySpark</text:span></text:span></text:p>
          </table:table-cell>
          <table:covered-table-cell/>
          <table:table-cell table:style-name="Таблица1.A2" office:value-type="string">
            <text:p text:style-name="P17"/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19"><text:span text:style-name="kode_5f_free_5f_mono8">taxi.registerTempTable('taxi')</text:span></text:p>
          </table:table-cell>
          <table:covered-table-cell/>
          <table:table-cell table:style-name="Таблица1.A2" office:value-type="string">
            <text:p text:style-name="P19">регистрируем временную таблицу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9"><text:span text:style-name="kode_5f_free_5f_mono8"><text:span text:style-name="T7">print(spark.sql('SELECT COUNT(*) FROM taxi' </text:span></text:span></text:p>
            <text:p text:style-name="P19"><text:span text:style-name="kode_5f_free_5f_mono8"><text:s text:c="4"/>'WHERE pickups &gt; 100').show())</text:span></text:p>
          </table:table-cell>
          <table:covered-table-cell/>
          <table:table-cell table:style-name="Таблица1.A2" office:value-type="string">
            <text:p text:style-name="P20">если запрос не умещается, можно<text:span text:style-name="T8"> разбить строку.</text:span></text:p>
            <text:p text:style-name="P20"><text:span text:style-name="T8">Python автоматически объединит строки, если между ними нет запятой.</text:span>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2"><text:span text:style-name="kode_5f_free_5f_mono8">print(taxi.groupby("date")</text:span></text:p>
            <text:p text:style-name="P22"><text:span text:style-name="kode_5f_free_5f_mono8"><text:s text:c="4"/>.mean()</text:span></text:p>
            <text:p text:style-name="P22"><text:span text:style-name="kode_5f_free_5f_mono8"><text:s text:c="4"/>.select("date", "avg(pickups)").show())</text:span></text:p>
          </table:table-cell>
          <table:covered-table-cell/>
          <table:table-cell table:style-name="Таблица1.A2" office:value-type="string">
            <text:p text:style-name="P21">groupby() в <text:s/>PySpark</text:p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2"><text:span text:style-name="kode_5f_free_5f_mono8">print(taxi.groupby("date")</text:span></text:p>
            <text:p text:style-name="P22"><text:span text:style-name="kode_5f_free_5f_mono8"><text:s text:c="4"/>.mean()</text:span></text:p>
            <text:p text:style-name="P22"><text:span text:style-name="kode_5f_free_5f_mono8"><text:s text:c="4"/>.select("date", "avg(pickups)")</text:span></text:p>
            <text:p text:style-name="P22"><text:span text:style-name="kode_5f_free_5f_mono8"><text:s text:c="4"/>.sort("avg(pickups)", ascending=False)</text:span></text:p>
            <text:p text:style-name="P22"><text:span text:style-name="kode_5f_free_5f_mono8"><text:s text:c="4"/>.show())</text:span></text:p>
          </table:table-cell>
          <table:covered-table-cell/>
          <table:table-cell table:style-name="Таблица1.A2" office:value-type="string">
            <text:p text:style-name="P21"/>
          </table:table-cell>
        </table:table-row>
        <table:table-row table:style-name="TableLine94471763244608">
          <table:table-cell table:style-name="Таблица1.A6" table:number-columns-spanned="2" office:value-type="string">
            <text:p text:style-name="P22"><text:span text:style-name="kode_5f_free_5f_mono8">print(spark.sql('SELECT date, AVG(pickups)'</text:span></text:p>
            <text:p text:style-name="P22"><text:span text:style-name="kode_5f_free_5f_mono8"><text:s text:c="4"/>'FROM taxi GROUP BY date'</text:span></text:p>
            <text:p text:style-name="P22"><text:span text:style-name="kode_5f_free_5f_mono8"><text:s text:c="4"/>'ORDER BY AVG(pickups) DESC').show())</text:span></text:p>
          </table:table-cell>
          <table:covered-table-cell/>
          <table:table-cell table:style-name="Таблица1.A2" office:value-type="string">
            <text:p text:style-name="P22">GROUP BY в SQL</text:p>
          </table:table-cell>
        </table:table-row>
        <table:table-row table:style-name="TableLine94471763244608">
          <table:table-cell table:style-name="Таблица1.A2" table:number-columns-spanned="3" office:value-type="string">
            <text:p text:style-name="P3"><text:span text:style-name="lib_5f_mono_5f_8"/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3"><text:span text:style-name="lib_5f_mono_5f_8"/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3"><text:span text:style-name="lib_5f_mono_5f_8"/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3"><text:span text:style-name="lib_5f_mono_5f_8"/></text:p>
          </table:table-cell>
          <table:covered-table-cell/>
          <table:covered-table-cell/>
        </table:table-row>
        <table:table-row table:style-name="TableLine94471763244608">
          <table:table-cell table:style-name="Таблица1.A2" table:number-columns-spanned="3" office:value-type="string">
            <text:p text:style-name="P3"><text:span text:style-name="lib_5f_mono_5f_8"/></text:p>
          </table:table-cell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ode_5f_free_5f_mono8" style:display-name="kode_free_mono8" style:family="text">
      <style:text-properties style:font-name="FreeMono" fo:font-family="FreeMono" style:font-family-generic="modern" style:font-pitch="fixed" fo:font-size="8pt" style:font-size-asian="8pt" style:font-size-complex="8pt"/>
    </style:style>
    <style:style style:name="lib_5f_mono_5f_8" style:display-name="lib_mono_8" style:family="text">
      <style:text-properties style:font-name="Liberation Mono" fo:font-family="'Liberation Mono'" style:font-family-generic="modern" style:font-pitch="fixed" fo:font-size="8pt" officeooo:rsid="001e9c14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2:02:42.227444059</meta:creation-date>
    <meta:generator>LibreOffice/6.4.7.2$Linux_X86_64 LibreOffice_project/40$Build-2</meta:generator>
    <dc:date>2024-03-15T15:25:06.817672215</dc:date>
    <meta:editing-duration>PT15M36S</meta:editing-duration>
    <meta:editing-cycles>1</meta:editing-cycles>
    <meta:document-statistic meta:table-count="1" meta:image-count="0" meta:object-count="0" meta:page-count="2" meta:paragraph-count="96" meta:word-count="517" meta:character-count="4345" meta:non-whitespace-character-count="3876"/>
  </office:meta>
</office:document-meta>
</file>